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0b9639"/>
    </style:style>
    <style:style style:name="P3" style:family="paragraph" style:parent-style-name="Text_20_body">
      <style:paragraph-properties fo:text-align="start" style:justify-single-word="false"/>
      <style:text-properties officeooo:paragraph-rsid="001ad6c9"/>
    </style:style>
    <style:style style:name="P4" style:family="paragraph" style:parent-style-name="Text_20_body">
      <style:paragraph-properties fo:text-align="start" style:justify-single-word="false"/>
      <style:text-properties officeooo:paragraph-rsid="0025c866"/>
    </style:style>
    <style:style style:name="P5" style:family="paragraph" style:parent-style-name="Text_20_body">
      <style:paragraph-properties fo:text-align="start" style:justify-single-word="false"/>
      <style:text-properties officeooo:paragraph-rsid="0027831c"/>
    </style:style>
    <style:style style:name="P6" style:family="paragraph" style:parent-style-name="Text_20_body">
      <style:paragraph-properties fo:text-align="start" style:justify-single-word="false"/>
      <style:text-properties officeooo:paragraph-rsid="00291c32"/>
    </style:style>
    <style:style style:name="P7" style:family="paragraph" style:parent-style-name="Text_20_body">
      <style:paragraph-properties fo:text-align="start" style:justify-single-word="false"/>
      <style:text-properties officeooo:rsid="0025c866" officeooo:paragraph-rsid="0025c866"/>
    </style:style>
    <style:style style:name="P8" style:family="paragraph" style:parent-style-name="Text_20_body">
      <style:paragraph-properties fo:text-align="start" style:justify-single-word="false"/>
      <style:text-properties officeooo:rsid="0027831c" officeooo:paragraph-rsid="0027831c"/>
    </style:style>
    <style:style style:name="P9" style:family="paragraph" style:parent-style-name="Text_20_body">
      <style:paragraph-properties fo:text-align="start" style:justify-single-word="false"/>
      <style:text-properties officeooo:rsid="00291c32" officeooo:paragraph-rsid="00291c32"/>
    </style:style>
    <style:style style:name="P10" style:family="paragraph" style:parent-style-name="Text_20_body">
      <style:text-properties officeooo:rsid="000b9639" officeooo:paragraph-rsid="002a3613"/>
    </style:style>
    <style:style style:name="P11" style:family="paragraph" style:parent-style-name="Text_20_body">
      <style:text-properties officeooo:paragraph-rsid="002aec85"/>
    </style:style>
    <style:style style:name="P12" style:family="paragraph" style:parent-style-name="Heading_20_1">
      <style:text-properties fo:font-size="12pt" officeooo:rsid="002aec85" officeooo:paragraph-rsid="002aec85" style:font-size-asian="12pt" style:font-size-complex="12pt"/>
    </style:style>
    <style:style style:name="P13" style:family="paragraph" style:parent-style-name="Text_20_body">
      <style:text-properties officeooo:rsid="0025c866" officeooo:paragraph-rsid="001a2ff9"/>
    </style:style>
    <style:style style:name="P14" style:family="paragraph" style:parent-style-name="Text_20_body" style:list-style-name="WWNum1"/>
    <style:style style:name="P15" style:family="paragraph" style:parent-style-name="Text_20_body" style:list-style-name="WWNum1">
      <style:text-properties officeooo:paragraph-rsid="0025c866"/>
    </style:style>
    <style:style style:name="P16" style:family="paragraph" style:parent-style-name="Text_20_body" style:list-style-name="WWNum1">
      <style:text-properties officeooo:rsid="001bdef9" officeooo:paragraph-rsid="001bdef9"/>
    </style:style>
    <style:style style:name="P17" style:family="paragraph" style:parent-style-name="Text_20_body">
      <style:paragraph-properties fo:text-align="start" style:justify-single-word="false"/>
      <style:text-properties fo:font-size="12pt" officeooo:rsid="00294c1a" officeooo:paragraph-rsid="00294c1a" style:font-size-asian="12pt" style:font-size-complex="12pt"/>
    </style:style>
    <style:style style:name="P18" style:family="paragraph" style:parent-style-name="Text_20_body">
      <style:text-properties officeooo:rsid="002b69a9" officeooo:paragraph-rsid="002b69a9"/>
    </style:style>
    <style:style style:name="P19" style:family="paragraph" style:parent-style-name="Heading_20_1" style:master-page-name="Standard">
      <style:paragraph-properties fo:margin-top="0.1665in" fo:margin-bottom="0.0835in" loext:contextual-spacing="false" fo:text-align="center" style:justify-single-word="false" style:page-number="auto"/>
    </style:style>
    <style:style style:name="T1" style:family="text">
      <style:text-properties fo:font-size="18pt" style:rfc-language-tag="mn-Cyrl-MN" fo:language="mn" fo:script="Cyrl" fo:country="MN" style:font-size-asian="18pt"/>
    </style:style>
    <style:style style:name="T2" style:family="text">
      <style:text-properties fo:font-size="18pt" style:rfc-language-tag="mn-Cyrl-MN" fo:language="mn" fo:script="Cyrl" fo:country="MN" officeooo:rsid="00186bb1" style:font-size-asian="18pt"/>
    </style:style>
    <style:style style:name="T3" style:family="text">
      <style:text-properties fo:font-size="18pt" style:rfc-language-tag="mn-Cyrl-MN" fo:language="mn" fo:script="Cyrl" fo:country="MN" officeooo:rsid="0025c866" style:font-size-asian="18pt"/>
    </style:style>
    <style:style style:name="T4" style:family="text">
      <style:text-properties fo:font-size="18pt" style:font-size-asian="18pt"/>
    </style:style>
    <style:style style:name="T5" style:family="text">
      <style:text-properties style:rfc-language-tag="mn-Cyrl-MN" fo:language="mn" fo:script="Cyrl" fo:country="MN"/>
    </style:style>
    <style:style style:name="T6" style:family="text">
      <style:text-properties style:rfc-language-tag="mn-Cyrl-MN" fo:language="mn" fo:script="Cyrl" fo:country="MN" officeooo:rsid="0003815b"/>
    </style:style>
    <style:style style:name="T7" style:family="text">
      <style:text-properties style:rfc-language-tag="mn-Cyrl-MN" fo:language="mn" fo:script="Cyrl" fo:country="MN" officeooo:rsid="00224a52"/>
    </style:style>
    <style:style style:name="T8" style:family="text">
      <style:text-properties style:rfc-language-tag="mn-Cyrl-MN" fo:language="mn" fo:script="Cyrl" fo:country="MN" officeooo:rsid="00294c1a"/>
    </style:style>
    <style:style style:name="T9" style:family="text">
      <style:text-properties style:rfc-language-tag="mn-Cyrl-MN" fo:language="mn" fo:script="Cyrl" fo:country="MN" officeooo:rsid="002a3613"/>
    </style:style>
    <style:style style:name="T10" style:family="text">
      <style:text-properties officeooo:rsid="0003815b"/>
    </style:style>
    <style:style style:name="T11" style:family="text">
      <style:text-properties officeooo:rsid="0005449d"/>
    </style:style>
    <style:style style:name="T12" style:family="text">
      <style:text-properties officeooo:rsid="001a2ff9"/>
    </style:style>
    <style:style style:name="T13" style:family="text">
      <style:text-properties fo:font-size="12pt" style:font-size-asian="12pt" style:font-size-complex="12pt"/>
    </style:style>
    <style:style style:name="T14" style:family="text">
      <style:text-properties fo:font-size="12pt" officeooo:rsid="001cd072" style:font-size-asian="12pt" style:font-size-complex="12pt"/>
    </style:style>
    <style:style style:name="T15" style:family="text">
      <style:text-properties fo:font-size="12pt" officeooo:rsid="00224a52" style:font-size-asian="12pt" style:font-size-complex="12pt"/>
    </style:style>
    <style:style style:name="T16" style:family="text">
      <style:text-properties fo:font-size="12pt" officeooo:rsid="0027831c" style:font-size-asian="12pt" style:font-size-complex="12pt"/>
    </style:style>
    <style:style style:name="T17" style:family="text">
      <style:text-properties officeooo:rsid="001fb9c4"/>
    </style:style>
    <style:style style:name="T18" style:family="text">
      <style:text-properties officeooo:rsid="0025c8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3">Хийсвэр функц, хийсвэр класс</text:span><text:span text:style-name="T1"> </text:span><text:span text:style-name="T2">л</text:span><text:span text:style-name="T1">абораторийн Ажил</text:span><text:span text:style-name="T4"> <text:line-break/>(</text:span><text:span text:style-name="T1">Лаборатори №</text:span><text:span text:style-name="T3">10</text:span><text:span text:style-name="T4">)</text:span></text:h>
      <text:p text:style-name="P1"><text:span text:style-name="T6">Х</text:span><text:span text:style-name="T5">.</text:span><text:span text:style-name="T6">Нямдорж</text:span></text:p>
      <text:p text:style-name="P1"><text:span text:style-name="T5">ХШУИС, МКУТ-ийн </text:span><text:span text:style-name="T6">оюутан</text:span><text:span text:style-name="T5">, </text:span><text:span text:style-name="T6">nyamdorj</text:span>@<text:span text:style-name="T10">stud.num</text:span>.edu.mn</text:p>
      <text:h text:style-name="Heading_20_1" text:outline-level="1">1. ОРШИЛ/УДИРТГАЛ</text:h>
      <text:p text:style-name="P18">Хийсвэр функц, жинхэнэ хийсвэр функцийн онцлог шинжийг судах, хэрэглэснээр ямар давуу тал гарах, функц дахин тодорхойлох гэж юу болох талаар бичсэн.</text:p>
      <text:h text:style-name="Heading_20_1" text:outline-level="1">2. ЗОРИЛГО</text:h>
      <text:p text:style-name="P13">Функц дахин программчлах, эх классын дахин програмчилсан функцийг хүүхэд классаас дуудах, хийсвэр функц, класс зарлах ашиглах.</text:p>
      <text:list xml:id="list2068302433" text:style-name="WWNum1">
        <text:list-item>
          <text:p text:style-name="P15"><text:span text:style-name="T18">Хийсвэр функц гэж юу вэ</text:span>,</text:p>
        </text:list-item>
        <text:list-item>
          <text:p text:style-name="P16"><text:span text:style-name="T18">Жинхэнэ хийсвэр функц </text:span>гэж юу вэ,</text:p>
        </text:list-item>
        <text:list-item>
          <text:p text:style-name="P15"><text:span text:style-name="T18">Функц дахин программчлах гэж юу вэ</text:span>, </text:p>
        </text:list-item>
        <text:list-item>
          <text:p text:style-name="P14"><text:span text:style-name="T18">Хийсвэр класс гэж юу вэ</text:span> </text:p>
        </text:list-item>
      </text:list>
      <text:p text:style-name="P3">3. ОНОЛЫН СУДАЛГАА</text:p>
      <text:p text:style-name="P4">3.<text:span text:style-name="T11">1</text:span> <text:span text:style-name="T18">Хийсвэр функц</text:span></text:p>
      <text:p text:style-name="P9"><text:span text:style-name="T14">v</text:span><text:span text:style-name="T13">irtual тусгай үгийг хэрэглэж зарладаг. Хийсвэр функцийг зөвхөн эх класс дотор зарладаг. Хийсвэр функцийг ашигласанаар эх класс болон хүүхэд класс аль аль нь ижилхэн функцтэй байвал тус тусынхаа зөв функцээ дуудах боломжийг олгодог. Хийсвэр функц нь эх классын кодыг сольж програмчлахыг удамших класст зөвшөөрдөг. Эх классын байгуулагч функцээс бусад нь хийсвэр байж болно. Virtual түлхүүр үгийг хэрэглэж өөр өөр обьектийн хувьд ижил нэртэй функцээр өөр өөр үр дүнд хүрж болно. Үүнийг polymorphism буюу олон хэлбэршил гэнэ.</text:span></text:p>
      <text:p text:style-name="P4">3.<text:span text:style-name="T17">2</text:span> <text:span text:style-name="T18">Жинхэнэ хийсвэр функц</text:span></text:p>
      <text:p text:style-name="P7"><text:span text:style-name="T13">Жинхэнэ хийсвэр функц гэж функцын тодорхойлолтгүй буюу санах ойд null утга авдаг хийсвэр функцийг хэлнэ. <text:s/></text:span><text:span text:style-name="T16">Өөрөөр хэлбэл класст нь бүрэн тодорхойлж өгөөгүй байдаг ба удамшиж үүсэх класс дотор дахин програмчилах шаардлагатай байдаг. </text:span><text:span text:style-name="T13"><text:s/></text:span></text:p>
      <text:p text:style-name="P6">3.<text:span text:style-name="T17">3</text:span> <text:span text:style-name="T18">Функц дахин программчлах</text:span></text:p>
      <text:p text:style-name="P17">Функц дахин программчлах бол эх классын хийсвэр аргыг дахин програмчилж хэрэглэдэг удамших классын чадвар юм. Дахин програмчлахад удамших классын арга нь бичдэсийн хувьд эх классынхтай адил байх ёстой. </text:p>
      <text:p text:style-name="P5"><text:soft-page-break/>3.<text:span text:style-name="T17">4</text:span> <text:span text:style-name="T18">Хийсвэр класс </text:span></text:p>
      <text:p text:style-name="P8"><text:span text:style-name="T15">Ж</text:span><text:span text:style-name="T13">инхэнэ хийсвэр функц агуулсан классын обьектийг байгуулж болдоггүй. Ийм функцтэй классыг хийсвэр класс гэнэ. Харин хийсвэр классаас удамших классыг хөгжүүлж обьектийн байгуулж болно. </text:span></text:p>
      <text:h text:style-name="Heading_20_1" text:outline-level="1">4. ХЭРЭГЖҮҮЛЭЛТ</text:h>
      <text:p text:style-name="P2"><text:span text:style-name="T5">1.</text:span><text:span text:style-name="T7"> </text:span><text:span text:style-name="T8">Хийсвэр функцийг virtual void speak(); гэж зарлана.</text:span></text:p>
      <text:p text:style-name="P10"><text:span text:style-name="T5">2. </text:span><text:span text:style-name="T9">Жинхэнэ х</text:span><text:span text:style-name="T8">ийсвэр функцийг virtual </text:span><text:span text:style-name="T9">void</text:span><text:span text:style-name="T8"> </text:span><text:span text:style-name="T9">speak</text:span><text:span text:style-name="T8">()=0; гэж зарлана.</text:span></text:p>
      <text:h text:style-name="Heading_20_1" text:outline-level="1">5. ДҮГНЭЛТ</text:h>
      <text:h text:style-name="P12" text:outline-level="1">Хийсвэр функцийг ашигласнаар өөр өөр обьектийн хувьд ижил нэртэй функцээр өөр өөр үйлдэл хйилгэж өөр өөр үр дүнд хүрэх боломжийг олгож байна. Мөн жинхэнэ хийвэр функцээр эх класст нь заавал байх ёстой гэж зарлан хүүхэд класст нь тодорхойлж өгсөн програмд зайлшгүй байх ёстой гэж үзсэн зүйлсийг хийлгэж байна. </text:h>
      <text:h text:style-name="Heading_20_1" text:outline-level="1">6. АШИГЛАСАН МАТЕРИАЛ</text:h>
      <text:p text:style-name="P11">1. Объект хандлагат технологийн С++ програмчлал, Ж.Пүрэв, 2008, Улаанбаатар.</text:p>
      <text:p text:style-name="P11">7. ХАВСРАЛТ</text:p>
      <text:p text:style-name="P11">#include&lt;iostream&gt;</text:p>
      <text:p text:style-name="P11">#include&lt;stdio.h&gt;</text:p>
      <text:p text:style-name="P11">#include&lt;math.h&gt;</text:p>
      <text:p text:style-name="P11"/>
      <text:p text:style-name="P11">using namespace std;</text:p>
      <text:p text:style-name="P11"/>
      <text:p text:style-name="P11">class shape{</text:p>
      <text:p text:style-name="P11"><text:tab/>protected:</text:p>
      <text:p text:style-name="P11"><text:tab/><text:tab/>int lenght;</text:p>
      <text:p text:style-name="P11"><text:tab/>public:</text:p>
      <text:p text:style-name="P11"><text:tab/><text:tab/>void set_lenght(int k){</text:p>
      <text:p text:style-name="P11"><text:tab/><text:tab/><text:tab/>lenght=k;</text:p>
      <text:p text:style-name="P11"><text:tab/><text:tab/>}</text:p>
      <text:p text:style-name="P11"><text:tab/><text:tab/>shape(){}</text:p>
      <text:p text:style-name="P11"><text:tab/><text:tab/>shape(int xlenght){</text:p>
      <text:p text:style-name="P11"><text:soft-page-break/><text:s text:c="12"/><text:tab/><text:tab/>lenght=xlenght;</text:p>
      <text:p text:style-name="P11"><text:tab/><text:tab/>}</text:p>
      <text:p text:style-name="P11"><text:tab/><text:tab/>virtual float primeter()=0;</text:p>
      <text:p text:style-name="P11">};</text:p>
      <text:p text:style-name="P11"/>
      <text:p text:style-name="P11">class twodimensionalshape:public shape{</text:p>
      <text:p text:style-name="P11"><text:tab/>public:</text:p>
      <text:p text:style-name="P11"><text:tab/><text:tab/>int *x;</text:p>
      <text:p text:style-name="P11"><text:tab/><text:tab/>int *y;</text:p>
      <text:p text:style-name="P11"><text:tab/><text:tab/>twodimensionalshape(){}</text:p>
      <text:p text:style-name="P11"><text:tab/><text:tab/>twodimensionalshape(int data, int datay, int i){</text:p>
      <text:p text:style-name="P11"><text:tab/><text:tab/><text:tab/>x[i]=data;</text:p>
      <text:p text:style-name="P11"><text:tab/><text:tab/><text:tab/>y[i]=datay;</text:p>
      <text:p text:style-name="P11"><text:tab/><text:tab/>}</text:p>
      <text:p text:style-name="P11"><text:tab/><text:tab/>virtual float talbai()=0;</text:p>
      <text:p text:style-name="P11"><text:tab/><text:tab/>void set_point(int data, int datay, int i){</text:p>
      <text:p text:style-name="P11"><text:tab/><text:tab/><text:tab/>x[i]=data;</text:p>
      <text:p text:style-name="P11"><text:tab/><text:tab/><text:tab/>y[i]=datay;</text:p>
      <text:p text:style-name="P11"><text:tab/><text:tab/>}</text:p>
      <text:p text:style-name="P11"/>
      <text:p text:style-name="P11"><text:tab/><text:tab/>int get_x(int i){</text:p>
      <text:p text:style-name="P11"><text:tab/><text:tab/><text:tab/>return x[i];</text:p>
      <text:p text:style-name="P11"><text:tab/><text:tab/>}</text:p>
      <text:p text:style-name="P11"/>
      <text:p text:style-name="P11"><text:tab/><text:tab/>int get_y(int i){</text:p>
      <text:p text:style-name="P11"><text:tab/><text:tab/><text:tab/>return y[i];</text:p>
      <text:p text:style-name="P11"><text:tab/><text:tab/>}</text:p>
      <text:p text:style-name="P11"/>
      <text:p text:style-name="P11"><text:soft-page-break/><text:tab/><text:tab/>int get_lenght(){</text:p>
      <text:p text:style-name="P11"><text:tab/><text:tab/><text:tab/>return lenght;</text:p>
      <text:p text:style-name="P11"><text:tab/><text:tab/>}</text:p>
      <text:p text:style-name="P11"/>
      <text:p text:style-name="P11"><text:tab/><text:tab/>~twodimensionalshape(){</text:p>
      <text:p text:style-name="P11"><text:tab/><text:tab/><text:tab/>delete[] x;</text:p>
      <text:p text:style-name="P11"><text:tab/><text:tab/><text:tab/>delete[] y;</text:p>
      <text:p text:style-name="P11"><text:tab/><text:tab/>}</text:p>
      <text:p text:style-name="P11">};</text:p>
      <text:p text:style-name="P11"/>
      <text:p text:style-name="P11">class circle:public twodimensionalshape{</text:p>
      <text:p text:style-name="P11"><text:tab/>public:</text:p>
      <text:p text:style-name="P11"><text:tab/><text:tab/>circle(){</text:p>
      <text:p text:style-name="P11"><text:tab/><text:tab/><text:tab/>x=new int[1];</text:p>
      <text:p text:style-name="P11"><text:tab/><text:tab/><text:tab/>y=new int[1];</text:p>
      <text:p text:style-name="P11"><text:tab/><text:tab/>}</text:p>
      <text:p text:style-name="P11"><text:tab/><text:tab/>circle(int r){</text:p>
      <text:p text:style-name="P11"><text:tab/><text:tab/> <text:s text:c="3"/>lenght=r;</text:p>
      <text:p text:style-name="P11"><text:tab/><text:tab/> <text:s text:c="3"/>x=new int [1];</text:p>
      <text:p text:style-name="P11"><text:tab/><text:tab/> <text:s text:c="3"/>y=new int [1];</text:p>
      <text:p text:style-name="P11"><text:tab/><text:tab/>}</text:p>
      <text:p text:style-name="P11"><text:tab/><text:tab/>float talbai();</text:p>
      <text:p text:style-name="P11"><text:tab/><text:tab/>float primeter();</text:p>
      <text:p text:style-name="P11">};</text:p>
      <text:p text:style-name="P11"/>
      <text:p text:style-name="P11">float circle::talbai(){</text:p>
      <text:p text:style-name="P11"><text:tab/>int r=get_lenght();</text:p>
      <text:p text:style-name="P11"><text:tab/>return 3.14*r*r;</text:p>
      <text:p text:style-name="P11"><text:soft-page-break/>}</text:p>
      <text:p text:style-name="P11"/>
      <text:p text:style-name="P11">float circle::primeter(){</text:p>
      <text:p text:style-name="P11"><text:tab/>int r=get_lenght();</text:p>
      <text:p text:style-name="P11"><text:tab/>return 2*3.14*r;</text:p>
      <text:p text:style-name="P11">}</text:p>
      <text:p text:style-name="P11"/>
      <text:p text:style-name="P11">class kvadrat:public twodimensionalshape{</text:p>
      <text:p text:style-name="P11"><text:tab/>public:</text:p>
      <text:p text:style-name="P11"><text:tab/><text:tab/>kvadrat(){</text:p>
      <text:p text:style-name="P11"><text:tab/><text:tab/><text:tab/>x=new int [4];</text:p>
      <text:p text:style-name="P11"><text:tab/><text:tab/><text:tab/>y=new int [4];</text:p>
      <text:p text:style-name="P11"><text:tab/><text:tab/>}</text:p>
      <text:p text:style-name="P11"><text:tab/><text:tab/>kvadrat(int l){</text:p>
      <text:p text:style-name="P11"><text:tab/><text:tab/> <text:s text:c="3"/>lenght=l;</text:p>
      <text:p text:style-name="P11"><text:tab/><text:tab/> <text:s text:c="3"/>x=new int [4];</text:p>
      <text:p text:style-name="P11"><text:tab/><text:tab/> <text:s text:c="3"/>y=new int [4];</text:p>
      <text:p text:style-name="P11"><text:tab/><text:tab/>}</text:p>
      <text:p text:style-name="P11"><text:tab/><text:tab/>float talbai();</text:p>
      <text:p text:style-name="P11"><text:tab/><text:tab/>float primeter();</text:p>
      <text:p text:style-name="P11"><text:tab/><text:tab/>void otherpoints();</text:p>
      <text:p text:style-name="P11">};</text:p>
      <text:p text:style-name="P11"/>
      <text:p text:style-name="P11">void kvadrat::otherpoints(){</text:p>
      <text:p text:style-name="P11"><text:tab/>for(int i=0; i&lt;4; i++){</text:p>
      <text:p text:style-name="P11"><text:tab/><text:tab/>if(i==0){</text:p>
      <text:p text:style-name="P11"><text:tab/><text:tab/><text:tab/>x[i]=get_x(i);</text:p>
      <text:p text:style-name="P11"><text:tab/><text:tab/><text:tab/>y[i]=get_y(i);</text:p>
      <text:p text:style-name="P11"><text:soft-page-break/><text:tab/><text:tab/>}</text:p>
      <text:p text:style-name="P11"><text:tab/><text:tab/>else if(i==1){</text:p>
      <text:p text:style-name="P11"><text:tab/><text:tab/><text:tab/>x[i]=x[i-1]+get_lenght();</text:p>
      <text:p text:style-name="P11"><text:tab/><text:tab/><text:tab/>y[i]=y[i-1];</text:p>
      <text:p text:style-name="P11"><text:tab/><text:tab/>}</text:p>
      <text:p text:style-name="P11"><text:tab/><text:tab/>else if(i==2){</text:p>
      <text:p text:style-name="P11"><text:tab/><text:tab/><text:tab/>x[i]=x[i-1];</text:p>
      <text:p text:style-name="P11"><text:tab/><text:tab/><text:tab/>y[i]=y[i-1]-get_lenght();</text:p>
      <text:p text:style-name="P11"><text:tab/><text:tab/>}</text:p>
      <text:p text:style-name="P11"><text:tab/><text:tab/>else if(i==3){</text:p>
      <text:p text:style-name="P11"><text:tab/><text:tab/><text:tab/>x[i]=x[i-1]-get_lenght();</text:p>
      <text:p text:style-name="P11"><text:tab/><text:tab/><text:tab/>y[i]=y[i-1];</text:p>
      <text:p text:style-name="P11"><text:tab/><text:tab/>}</text:p>
      <text:p text:style-name="P11"><text:tab/>}</text:p>
      <text:p text:style-name="P11"><text:tab/>for(int i=1; i&lt;4; i++){</text:p>
      <text:p text:style-name="P11"><text:tab/><text:tab/>if(i==1){</text:p>
      <text:p text:style-name="P11"><text:tab/><text:tab/><text:tab/>cout&lt;&lt;"B point: ";</text:p>
      <text:p text:style-name="P11"><text:tab/><text:tab/>}</text:p>
      <text:p text:style-name="P11"><text:tab/><text:tab/>else if(i==2){</text:p>
      <text:p text:style-name="P11"><text:tab/><text:tab/><text:tab/>cout&lt;&lt;"C point: ";</text:p>
      <text:p text:style-name="P11"><text:tab/><text:tab/>}</text:p>
      <text:p text:style-name="P11"><text:tab/><text:tab/>else if(i==3){</text:p>
      <text:p text:style-name="P11"><text:tab/><text:tab/><text:tab/>cout&lt;&lt;"D point: ";</text:p>
      <text:p text:style-name="P11"><text:tab/><text:tab/>}</text:p>
      <text:p text:style-name="P11"><text:tab/><text:tab/>cout&lt;&lt;"x="&lt;&lt;x[i]&lt;&lt;" y="&lt;&lt;y[i]&lt;&lt;endl;</text:p>
      <text:p text:style-name="P11"><text:tab/>}</text:p>
      <text:p text:style-name="P11">}</text:p>
      <text:p text:style-name="P11"/>
      <text:p text:style-name="P11"><text:soft-page-break/>float kvadrat::talbai(){</text:p>
      <text:p text:style-name="P11"><text:tab/>int a=get_lenght();</text:p>
      <text:p text:style-name="P11"><text:tab/>return a*a;</text:p>
      <text:p text:style-name="P11">}</text:p>
      <text:p text:style-name="P11"/>
      <text:p text:style-name="P11">float kvadrat::primeter(){</text:p>
      <text:p text:style-name="P11"><text:tab/>int a=get_lenght();</text:p>
      <text:p text:style-name="P11"><text:tab/>return 4*a;</text:p>
      <text:p text:style-name="P11">}</text:p>
      <text:p text:style-name="P11"/>
      <text:p text:style-name="P11">class triangle:public twodimensionalshape{</text:p>
      <text:p text:style-name="P11"><text:tab/>public:</text:p>
      <text:p text:style-name="P11"><text:tab/><text:tab/>triangle(){</text:p>
      <text:p text:style-name="P11"><text:tab/><text:tab/><text:tab/>x=new int [3];</text:p>
      <text:p text:style-name="P11"><text:tab/><text:tab/><text:tab/>y=new int [3];</text:p>
      <text:p text:style-name="P11"><text:tab/><text:tab/>}</text:p>
      <text:p text:style-name="P11"><text:tab/><text:tab/>triangle(int l){</text:p>
      <text:p text:style-name="P11"><text:tab/><text:tab/> <text:s text:c="3"/>lenght=l;</text:p>
      <text:p text:style-name="P11"><text:tab/><text:tab/> <text:s text:c="3"/>x=new int[3];</text:p>
      <text:p text:style-name="P11"><text:tab/><text:tab/> <text:s text:c="3"/>y=new int[3];</text:p>
      <text:p text:style-name="P11"><text:tab/><text:tab/>}</text:p>
      <text:p text:style-name="P11"><text:tab/><text:tab/>float talbai();</text:p>
      <text:p text:style-name="P11"><text:tab/><text:tab/>float primeter();</text:p>
      <text:p text:style-name="P11"><text:tab/><text:tab/>void otherpoints();</text:p>
      <text:p text:style-name="P11">};</text:p>
      <text:p text:style-name="P11"/>
      <text:p text:style-name="P11">void triangle::otherpoints(){</text:p>
      <text:p text:style-name="P11"><text:tab/>float tal=(float)get_lenght()/(float)2;</text:p>
      <text:p text:style-name="P11"><text:soft-page-break/><text:tab/>for(int i=0; i&lt;3; i++){</text:p>
      <text:p text:style-name="P11"><text:tab/><text:tab/>if(i==0){</text:p>
      <text:p text:style-name="P11"><text:tab/><text:tab/><text:tab/>x[i]=get_x(i);</text:p>
      <text:p text:style-name="P11"><text:tab/><text:tab/><text:tab/>y[i]=get_y(i);</text:p>
      <text:p text:style-name="P11"><text:tab/><text:tab/>}</text:p>
      <text:p text:style-name="P11"><text:tab/><text:tab/>else if(i==1){</text:p>
      <text:p text:style-name="P11"><text:tab/><text:tab/><text:tab/>x[i]=x[i-1]+tal;</text:p>
      <text:p text:style-name="P11"><text:tab/><text:tab/><text:tab/>y[i]=y[i-1]-get_lenght();</text:p>
      <text:p text:style-name="P11"><text:tab/><text:tab/>}</text:p>
      <text:p text:style-name="P11"><text:tab/><text:tab/>else if(i==2){</text:p>
      <text:p text:style-name="P11"><text:tab/><text:tab/><text:tab/>x[i]=x[i-2]-tal;</text:p>
      <text:p text:style-name="P11"><text:tab/><text:tab/><text:tab/>y[i]=y[i-1];</text:p>
      <text:p text:style-name="P11"><text:tab/><text:tab/>}</text:p>
      <text:p text:style-name="P11"><text:tab/>}</text:p>
      <text:p text:style-name="P11"><text:tab/>for(int i=1; i&lt;3; i++){</text:p>
      <text:p text:style-name="P11"><text:tab/><text:tab/>if(i==1){</text:p>
      <text:p text:style-name="P11"><text:tab/><text:tab/><text:tab/>cout&lt;&lt;"B point: ";</text:p>
      <text:p text:style-name="P11"><text:tab/><text:tab/>}</text:p>
      <text:p text:style-name="P11"><text:tab/><text:tab/>else if(i==2){</text:p>
      <text:p text:style-name="P11"><text:tab/><text:tab/><text:tab/>cout&lt;&lt;"C point: ";</text:p>
      <text:p text:style-name="P11"><text:tab/><text:tab/>}</text:p>
      <text:p text:style-name="P11"><text:tab/><text:tab/>cout&lt;&lt;"x="&lt;&lt;x[i]&lt;&lt;" y="&lt;&lt;y[i]&lt;&lt;endl;</text:p>
      <text:p text:style-name="P11"><text:tab/>}</text:p>
      <text:p text:style-name="P11">}</text:p>
      <text:p text:style-name="P11"/>
      <text:p text:style-name="P11">float triangle::talbai(){</text:p>
      <text:p text:style-name="P11"><text:tab/>int a=get_lenght();</text:p>
      <text:p text:style-name="P11"><text:tab/>float b=a/2;</text:p>
      <text:p text:style-name="P11"><text:soft-page-break/><text:tab/>float h=sqrt((a*a)-(b*b));</text:p>
      <text:p text:style-name="P11"><text:tab/>return 0.5*h*a;</text:p>
      <text:p text:style-name="P11">}</text:p>
      <text:p text:style-name="P11"/>
      <text:p text:style-name="P11">float triangle::primeter(){</text:p>
      <text:p text:style-name="P11"><text:tab/>int a=get_lenght();</text:p>
      <text:p text:style-name="P11"><text:tab/>return 3*a;</text:p>
      <text:p text:style-name="P11">}</text:p>
      <text:p text:style-name="P11"/>
      <text:p text:style-name="P11">int main(){</text:p>
      <text:p text:style-name="P11"><text:tab/>int a,x,y;</text:p>
      <text:p text:style-name="P11"><text:tab/>circle c;</text:p>
      <text:p text:style-name="P11"><text:tab/>kvadrat k;</text:p>
      <text:p text:style-name="P11"><text:tab/>triangle t;</text:p>
      <text:p text:style-name="P11"/>
      <text:p text:style-name="P11"><text:tab/>cout&lt;&lt;"Circle"&lt;&lt;endl;</text:p>
      <text:p text:style-name="P11"><text:tab/>c.set_point(1,1,0);</text:p>
      <text:p text:style-name="P11"><text:tab/>c.set_lenght(3);</text:p>
      <text:p text:style-name="P11"><text:tab/>cout&lt;&lt;"Toirgiin tov: "&lt;&lt;c.get_x(0)&lt;&lt;" "&lt;&lt;c.get_y(0)&lt;&lt;endl;</text:p>
      <text:p text:style-name="P11"><text:tab/>cout&lt;&lt;"Radius: "&lt;&lt;c.get_lenght()&lt;&lt;endl;</text:p>
      <text:p text:style-name="P11"><text:tab/>cout&lt;&lt;"Talbai: "&lt;&lt;c.talbai()&lt;&lt;endl;</text:p>
      <text:p text:style-name="P11"><text:tab/>cout&lt;&lt;"Toirgiin urt: "&lt;&lt;c.primeter()&lt;&lt;endl&lt;&lt;" "&lt;&lt;endl;</text:p>
      <text:p text:style-name="P11"/>
      <text:p text:style-name="P11"><text:tab/>cout&lt;&lt;"Kvadrat"&lt;&lt;endl;</text:p>
      <text:p text:style-name="P11"><text:tab/>k.set_point(2,2,0);</text:p>
      <text:p text:style-name="P11"><text:tab/>k.set_lenght(4);</text:p>
      <text:p text:style-name="P11"><text:tab/>cout&lt;&lt;"Urt: "&lt;&lt;k.get_lenght()&lt;&lt;endl;</text:p>
      <text:p text:style-name="P11"><text:tab/>cout&lt;&lt;"A point: "&lt;&lt;"x="&lt;&lt;k.get_x(0)&lt;&lt;" y="&lt;&lt;k.get_y(0)&lt;&lt;endl;</text:p>
      <text:p text:style-name="P11"><text:soft-page-break/><text:tab/>k.otherpoints();</text:p>
      <text:p text:style-name="P11"><text:tab/>cout&lt;&lt;"Talbai: "&lt;&lt;k.talbai()&lt;&lt;endl;</text:p>
      <text:p text:style-name="P11"><text:tab/>cout&lt;&lt;"Primeter: "&lt;&lt;k.primeter()&lt;&lt;endl&lt;&lt;" "&lt;&lt;endl;</text:p>
      <text:p text:style-name="P11"/>
      <text:p text:style-name="P11"><text:tab/>cout&lt;&lt;"Zov gurvaljin"&lt;&lt;endl;</text:p>
      <text:p text:style-name="P11"><text:tab/>t.set_point(4,4,0);</text:p>
      <text:p text:style-name="P11"><text:tab/>t.set_lenght(3);</text:p>
      <text:p text:style-name="P11"><text:tab/>cout&lt;&lt;"Urt: "&lt;&lt;t.get_lenght()&lt;&lt;endl;</text:p>
      <text:p text:style-name="P11"><text:tab/>cout&lt;&lt;"A point: "&lt;&lt;"x="&lt;&lt;t.get_x(0)&lt;&lt;" y="&lt;&lt;t.get_y(0)&lt;&lt;endl;</text:p>
      <text:p text:style-name="P11"><text:tab/>t.otherpoints();</text:p>
      <text:p text:style-name="P11"><text:tab/>cout&lt;&lt;"Talbai: "&lt;&lt;t.talbai()&lt;&lt;endl;</text:p>
      <text:p text:style-name="P11"><text:tab/>cout&lt;&lt;"Primeter: "&lt;&lt;t.primeter()&lt;&lt;endl&lt;&lt;" "&lt;&lt;endl;</text:p>
      <text:p text:style-name="P11"/>
      <text:p text:style-name="P11"><text:tab/>twodimensionalshape *twoDshape[6];</text:p>
      <text:p text:style-name="P11"><text:tab/>twoDshape[1]=new circle(5);</text:p>
      <text:p text:style-name="P11"><text:tab/>twoDshape[2]=new triangle(3);</text:p>
      <text:p text:style-name="P11"><text:tab/>twoDshape[3]=new circle(5);</text:p>
      <text:p text:style-name="P11"><text:tab/>twoDshape[4]=new kvadrat(6);</text:p>
      <text:p text:style-name="P11"><text:tab/>twoDshape[5]=new kvadrat(1);</text:p>
      <text:p text:style-name="P11"><text:tab/>twoDshape[6]=new circle(10);</text:p>
      <text:p text:style-name="P11"><text:tab/>cout&lt;&lt;"Talbaigaar ni erembleh"&lt;&lt;endl;</text:p>
      <text:p text:style-name="P11"><text:tab/>cout&lt;&lt;"Eremblehiin omno"&lt;&lt;endl;</text:p>
      <text:p text:style-name="P11"><text:s text:c="8"/>for(int j=1; j&lt;=6; j++){</text:p>
      <text:p text:style-name="P11"><text:tab/><text:tab/>cout&lt;&lt;twoDshape[j]-&gt;talbai()&lt;&lt;endl;</text:p>
      <text:p text:style-name="P11"><text:s text:c="8"/>}</text:p>
      <text:p text:style-name="P11"><text:tab/>for(int i=1; i&lt;=6; i++){</text:p>
      <text:p text:style-name="P11"><text:tab/><text:tab/>for(int j=1; j&lt;=(6-i); j++){</text:p>
      <text:p text:style-name="P11"><text:tab/><text:tab/> <text:s text:c="3"/>if(twoDshape[j]-&gt;talbai()&gt;twoDshape[j+1]-&gt;talbai()){</text:p>
      <text:p text:style-name="P11"><text:soft-page-break/><text:tab/><text:tab/> <text:s text:c="7"/>twodimensionalshape *temp=twoDshape[j];</text:p>
      <text:p text:style-name="P11"><text:tab/><text:tab/> <text:s text:c="7"/>twoDshape[j]=twoDshape[j+1];</text:p>
      <text:p text:style-name="P11"><text:tab/><text:tab/> <text:s text:c="7"/>twoDshape[j+1]=temp;</text:p>
      <text:p text:style-name="P11"><text:tab/><text:tab/> <text:s text:c="3"/>}</text:p>
      <text:p text:style-name="P11"><text:tab/><text:tab/>}</text:p>
      <text:p text:style-name="P11"><text:s text:c="4"/><text:tab/>}</text:p>
      <text:p text:style-name="P11"><text:s text:c="4"/><text:tab/>cout&lt;&lt;endl;</text:p>
      <text:p text:style-name="P11"><text:tab/>cout&lt;&lt;"Eremblesenii daraa"&lt;&lt;endl;</text:p>
      <text:p text:style-name="P11"><text:s text:c="4"/><text:tab/>for(int j=1; j&lt;=6; j++){</text:p>
      <text:p text:style-name="P11"><text:tab/><text:tab/>cout&lt;&lt;twoDshape[j]-&gt;talbai()&lt;&lt;endl;</text:p>
      <text:p text:style-name="P11"><text:s text:c="4"/><text:tab/>}</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1"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Times New Roman" fo:font-family="'Times New Roman'" style:font-family-generic="swiss" style:font-pitch="variable"/>
    </style:style>
    <style:style style:name="Heading_20_2" style:display-name="Heading 2" style:family="paragraph" style:parent-style-name="Heading" style:default-outline-level="2" style:list-style-name="" style:class="text">
      <style:text-properties style:font-name="Times New Roman" fo:font-family="'Times New Roman'" style:font-family-generic="swiss" style:font-pitch="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756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Footer">Хуудас <text:page-number text:select-page="current">11</text:page-number><text:tab/><text:tab/><text:tab/><text:tab/><text:tab/><text:tab/><text:tab/><text:tab/><text:tab/><text:tab/><text:tab/>2016/11/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9:54:00</meta:creation-date>
    <dc:language>en-US</dc:language>
    <dc:date>2018-05-15T09:22:40.194472651</dc:date>
    <meta:editing-cycles>24</meta:editing-cycles>
    <meta:editing-duration>PT1H43M30S</meta:editing-duration>
    <meta:generator>LibreOffice/6.0.3.2$Linux_X86_64 LibreOffice_project/00m0$Build-2</meta:generator>
    <meta:document-statistic meta:table-count="0" meta:image-count="0" meta:object-count="0" meta:page-count="11" meta:paragraph-count="257" meta:word-count="750" meta:character-count="6580" meta:non-whitespace-character-count="56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